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Foreign Key constraints</text:p>
      <text:p text:style-name="Standard"/>
      <text:p text:style-name="Standard">ALTER TABLE vocab_5_0_31.concept </text:p>
      <text:p text:style-name="Standard">ADD CONSTRAINT fpk_concept_domain </text:p>
      <text:p text:style-name="Standard">FOREIGN KEY (domain_id) <text:s/></text:p>
      <text:p text:style-name="Standard">REFERENCES vocab_5_0_31.domain (domain_id);</text:p>
      <text:p text:style-name="Standard"/>
      <text:p text:style-name="Standard"/>
      <text:p text:style-name="Standard">ALTER TABLE vocab_5_0_31.concept </text:p>
      <text:p text:style-name="Standard">ADD CONSTRAINT fpk_concept_class </text:p>
      <text:p text:style-name="Standard">FOREIGN KEY (concept_class_id) <text:s/></text:p>
      <text:p text:style-name="Standard">REFERENCES vocab_5_0_31.concept_class (concept_class_id);</text:p>
      <text:p text:style-name="Standard"/>
      <text:p text:style-name="Standard"/>
      <text:p text:style-name="Standard">ALTER TABLE vocab_5_0_31.concept </text:p>
      <text:p text:style-name="Standard">ADD CONSTRAINT fpk_concept_vocabulary </text:p>
      <text:p text:style-name="Standard">FOREIGN KEY (vocabulary_id) <text:s/></text:p>
      <text:p text:style-name="Standard">REFERENCES vocab_5_0_31.vocabulary (vocabulary_id);</text:p>
      <text:p text:style-name="Standard"/>
      <text:p text:style-name="Standard"/>
      <text:p text:style-name="Standard">ALTER TABLE vocab_5_0_31.vocabulary </text:p>
      <text:p text:style-name="Standard">ADD CONSTRAINT fpk_vocabulary_concept </text:p>
      <text:p text:style-name="Standard">FOREIGN KEY (vocabulary_concept_id) <text:s/></text:p>
      <text:p text:style-name="Standard">REFERENCES vocab_5_0_31.concept (concept_id);</text:p>
      <text:p text:style-name="Standard"/>
      <text:p text:style-name="Standard"/>
      <text:p text:style-name="Standard">ALTER TABLE vocab_5_0_31.domain </text:p>
      <text:p text:style-name="Standard">ADD CONSTRAINT fpk_domain_concept </text:p>
      <text:p text:style-name="Standard">FOREIGN KEY (domain_concept_id) <text:s/></text:p>
      <text:p text:style-name="Standard">REFERENCES vocab_5_0_31.concept (concept_id);</text:p>
      <text:p text:style-name="Standard"/>
      <text:p text:style-name="Standard"/>
      <text:p text:style-name="Standard">ALTER TABLE vocab_5_0_31.concept_class </text:p>
      <text:p text:style-name="Standard">ADD CONSTRAINT fpk_concept_class_concept </text:p>
      <text:p text:style-name="Standard">FOREIGN KEY (concept_class_concept_id) <text:s/></text:p>
      <text:p text:style-name="Standard">REFERENCES vocab_5_0_31.concept (concept_id);</text:p>
      <text:p text:style-name="Standard"/>
      <text:p text:style-name="Standard">ALTER TABLE vocab_5_0_31.concept_relationship </text:p>
      <text:p text:style-name="Standard">ADD CONSTRAINT fpk_concept_relationship_c_1 </text:p>
      <text:p text:style-name="Standard">FOREIGN KEY (concept_id_1) <text:s/></text:p>
      <text:p text:style-name="Standard">REFERENCES vocab_5_0_31.concept (concept_id);</text:p>
      <text:p text:style-name="Standard"/>
      <text:p text:style-name="Standard">ALTER TABLE vocab_5_0_31.concept_relationship </text:p>
      <text:p text:style-name="Standard">ADD CONSTRAINT fpk_concept_relationship_c_1 </text:p>
      <text:p text:style-name="Standard">FOREIGN KEY (concept_id_1) <text:s/></text:p>
      <text:p text:style-name="Standard">REFERENCES vocab_5_0_31.concept (concept_id);</text:p>
      <text:p text:style-name="Standard"/>
      <text:p text:style-name="Standard">ALTER TABLE vocab_5_0_31.concept_relationship </text:p>
      <text:p text:style-name="Standard">ADD CONSTRAINT fpk_concept_relationship_c_2 </text:p>
      <text:p text:style-name="Standard">FOREIGN KEY (concept_id_2) <text:s/></text:p>
      <text:p text:style-name="Standard">REFERENCES vocab_5_0_31.concept (concept_id);</text:p>
      <text:p text:style-name="Standard"/>
      <text:p text:style-name="Standard"><text:soft-page-break/>ALTER TABLE vocab_5_0_31.concept_relationship </text:p>
      <text:p text:style-name="Standard">ADD CONSTRAINT fpk_concept_relationship_id </text:p>
      <text:p text:style-name="Standard">FOREIGN KEY (relationship_id) <text:s/></text:p>
      <text:p text:style-name="Standard">REFERENCES vocab_5_0_31.relationship (relationship_id);</text:p>
      <text:p text:style-name="Standard"/>
      <text:p text:style-name="Standard">ALTER TABLE vocab_5_0_31.relationship </text:p>
      <text:p text:style-name="Standard">ADD CONSTRAINT fpk_relationship_concept </text:p>
      <text:p text:style-name="Standard">FOREIGN KEY (relationship_concept_id) <text:s/></text:p>
      <text:p text:style-name="Standard">REFERENCES vocab_5_0_31.concept (concept_id);</text:p>
      <text:p text:style-name="Standard"/>
      <text:p text:style-name="Standard">ALTER TABLE vocab_5_0_31.relationship </text:p>
      <text:p text:style-name="Standard">ADD CONSTRAINT fpk_relationship_reverse </text:p>
      <text:p text:style-name="Standard">FOREIGN KEY (reverse_relationship_id) <text:s/></text:p>
      <text:p text:style-name="Standard">REFERENCES vocab_5_0_31.relationship (relationship_id);</text:p>
      <text:p text:style-name="Standard"/>
      <text:p text:style-name="Standard">ALTER TABLE vocab_5_0_31.concept_synonym </text:p>
      <text:p text:style-name="Standard">ADD CONSTRAINT fpk_concept_synonym_concept </text:p>
      <text:p text:style-name="Standard">FOREIGN KEY (concept_id) <text:s/></text:p>
      <text:p text:style-name="Standard">REFERENCES vocab_5_0_31.concept (concept_id);</text:p>
      <text:p text:style-name="Standard"/>
      <text:p text:style-name="Standard">ALTER TABLE vocab_5_0_31.concept_synonym </text:p>
      <text:p text:style-name="Standard">ADD CONSTRAINT fpk_concept_synonym_language </text:p>
      <text:p text:style-name="Standard">FOREIGN KEY (language_concept_id) <text:s/></text:p>
      <text:p text:style-name="Standard">REFERENCES vocab_5_0_31.concept (concept_id);</text:p>
      <text:p text:style-name="Standard"/>
      <text:p text:style-name="Standard">ALTER TABLE vocab_5_0_31.concept_ancestor </text:p>
      <text:p text:style-name="Standard">ADD CONSTRAINT fpk_concept_ancestor_concept_1 </text:p>
      <text:p text:style-name="Standard">FOREIGN KEY (ancestor_concept_id) <text:s/></text:p>
      <text:p text:style-name="Standard">REFERENCES vocab_5_0_31.concept (concept_id);</text:p>
      <text:p text:style-name="Standard"/>
      <text:p text:style-name="Standard">ALTER TABLE vocab_5_0_31.concept_ancestor </text:p>
      <text:p text:style-name="Standard">ADD CONSTRAINT fpk_concept_ancestor_concept_2 </text:p>
      <text:p text:style-name="Standard">FOREIGN KEY (descendant_concept_id) <text:s/></text:p>
      <text:p text:style-name="Standard">REFERENCES vocab_5_0_31.concept (concept_id);</text:p>
      <text:p text:style-name="Standard"/>
      <text:p text:style-name="Standard">ALTER TABLE vocab_5_0_31.source_to_concept_map </text:p>
      <text:p text:style-name="Standard">ADD CONSTRAINT fpk_source_to_concept_map_v_1 </text:p>
      <text:p text:style-name="Standard">FOREIGN KEY (source_vocabulary_id) <text:s/></text:p>
      <text:p text:style-name="Standard">REFERENCES vocab_5_0_31.vocabulary (vocabulary_id);</text:p>
      <text:p text:style-name="Standard"/>
      <text:p text:style-name="Standard">ALTER TABLE vocab_5_0_31.source_to_concept_map </text:p>
      <text:p text:style-name="Standard">ADD CONSTRAINT fpk_source_concept_id </text:p>
      <text:p text:style-name="Standard">FOREIGN KEY (source_concept_id) <text:s/></text:p>
      <text:p text:style-name="Standard">REFERENCES vocab_5_0_31.concept (concept_id);</text:p>
      <text:p text:style-name="Standard"/>
      <text:p text:style-name="Standard">ALTER TABLE vocab_5_0_31.source_to_concept_map </text:p>
      <text:p text:style-name="Standard">ADD CONSTRAINT fpk_source_to_concept_map_v_2 </text:p>
      <text:p text:style-name="Standard">FOREIGN KEY (target_vocabulary_id) <text:s/></text:p>
      <text:p text:style-name="Standard">REFERENCES vocab_5_0_31.vocabulary (vocabulary_id);</text:p>
      <text:p text:style-name="Standard"/>
      <text:p text:style-name="Standard">ALTER TABLE vocab_5_0_31.source_to_concept_map </text:p>
      <text:p text:style-name="Standard">ADD CONSTRAINT fpk_source_to_concept_map_c_1 </text:p>
      <text:p text:style-name="Standard"><text:soft-page-break/>FOREIGN KEY (target_concept_id) <text:s/></text:p>
      <text:p text:style-name="Standard">REFERENCES vocab_5_0_31.concept (concept_id);</text:p>
      <text:p text:style-name="Standard"/>
      <text:p text:style-name="Standard">ALTER TABLE vocab_5_0_31.drug_strength </text:p>
      <text:p text:style-name="Standard">ADD CONSTRAINT fpk_drug_strength_concept_1 </text:p>
      <text:p text:style-name="Standard">FOREIGN KEY (drug_concept_id) <text:s/></text:p>
      <text:p text:style-name="Standard">REFERENCES vocab_5_0_31.concept (concept_id);</text:p>
      <text:p text:style-name="Standard"/>
      <text:p text:style-name="Standard">ALTER TABLE vocab_5_0_31.drug_strength </text:p>
      <text:p text:style-name="Standard">ADD CONSTRAINT fpk_drug_strength_concept_2 </text:p>
      <text:p text:style-name="Standard">FOREIGN KEY (ingredient_concept_id) <text:s/></text:p>
      <text:p text:style-name="Standard">REFERENCES vocab_5_0_31.concept (concept_id);</text:p>
      <text:p text:style-name="Standard"/>
      <text:p text:style-name="Standard">ALTER TABLE vocab_5_0_31.drug_strength </text:p>
      <text:p text:style-name="Standard">ADD CONSTRAINT fpk_drug_strength_unit_1 </text:p>
      <text:p text:style-name="Standard">FOREIGN KEY (amount_unit_concept_id) <text:s/></text:p>
      <text:p text:style-name="Standard">REFERENCES vocab_5_0_31.concept (concept_id);</text:p>
      <text:p text:style-name="Standard"/>
      <text:p text:style-name="Standard">ALTER TABLE vocab_5_0_31.drug_strength </text:p>
      <text:p text:style-name="Standard">ADD CONSTRAINT fpk_drug_strength_unit_2 </text:p>
      <text:p text:style-name="Standard">FOREIGN KEY (numerator_unit_concept_id) <text:s/></text:p>
      <text:p text:style-name="Standard">REFERENCES vocab_5_0_31.concept (concept_id);</text:p>
      <text:p text:style-name="Standard"/>
      <text:p text:style-name="Standard">ALTER TABLE vocab_5_0_31.drug_strength </text:p>
      <text:p text:style-name="Standard">ADD CONSTRAINT fpk_drug_strength_unit_3 </text:p>
      <text:p text:style-name="Standard">FOREIGN KEY (denominator_unit_concept_id) <text:s/></text:p>
      <text:p text:style-name="Standard">REFERENCES vocab_5_0_31.concept (concept_id);</text:p>
      <text:p text:style-name="Standard"/>
      <text:p text:style-name="Standard">ALTER TABLE vocab_5_0_31.cohort_definition </text:p>
      <text:p text:style-name="Standard">ADD CONSTRAINT fpk_cohort_definition_concept </text:p>
      <text:p text:style-name="Standard">FOREIGN KEY (definition_type_concept_id) <text:s/></text:p>
      <text:p text:style-name="Standard">REFERENCES vocab_5_0_31.concept (concept_id);</text:p>
      <text:p text:style-name="Standard"/>
      <text:p text:style-name="Standard"/>
      <text:p text:style-name="Standard">ALTER TABLE vocab_5_0_31.cohort_definition </text:p>
      <text:p text:style-name="Standard">ADD CONSTRAINT fpk_cohort_subject_concept </text:p>
      <text:p text:style-name="Standard">FOREIGN KEY (subject_concept_id) <text:s/></text:p>
      <text:p text:style-name="Standard">REFERENCES vocab_5_0_31.concept (concept_id);</text:p>
      <text:p text:style-name="Standard"/>
      <text:p text:style-name="Standard">ALTER TABLE vocab_5_0_31.attribute_definition </text:p>
      <text:p text:style-name="Standard">ADD CONSTRAINT fpk_attribute_type_concept </text:p>
      <text:p text:style-name="Standard">FOREIGN KEY (attribute_type_concept_id) <text:s/></text:p>
      <text:p text:style-name="Standard">REFERENCES vocab_5_0_31.concept (concept_id)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athagata Bhattacharjee</meta:initial-creator>
    <meta:creation-date>2023-07-25T11:32:11.77</meta:creation-date>
    <meta:document-statistic meta:table-count="0" meta:image-count="0" meta:object-count="0" meta:page-count="3" meta:paragraph-count="113" meta:word-count="340" meta:character-count="4611"/>
    <dc:date>2023-07-25T11:32:54.38</dc:date>
    <dc:creator>Tathagata Bhattacharjee</dc:creator>
    <meta:editing-duration>PT43S</meta:editing-duration>
    <meta:editing-cycles>1</meta:editing-cycles>
    <meta:generator>OpenOffice/4.1.12$Win32 OpenOffice.org_project/4112m1$Build-9809</meta:generator>
  </office:meta>
</office:document-meta>
</file>